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614cm"/>
    </style:style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ab716" officeooo:paragraph-rsid="001ab716"/>
    </style:style>
    <style:style style:name="P6" style:family="paragraph" style:parent-style-name="Table_20_Contents">
      <style:text-properties officeooo:rsid="001ab716" officeooo:paragraph-rsid="001ab716"/>
    </style:style>
    <style:style style:name="P7" style:family="paragraph" style:parent-style-name="Table_20_Contents">
      <style:text-properties officeooo:rsid="001d2308" officeooo:paragraph-rsid="001d2308"/>
    </style:style>
    <style:style style:name="P8" style:family="paragraph" style:parent-style-name="Table_20_Contents">
      <style:text-properties officeooo:rsid="001d2308" officeooo:paragraph-rsid="001ecb15"/>
    </style:style>
    <style:style style:name="P9" style:family="paragraph" style:parent-style-name="Table_20_Contents">
      <style:text-properties officeooo:rsid="001d9653" officeooo:paragraph-rsid="001d9653"/>
    </style:style>
    <style:style style:name="P10" style:family="paragraph" style:parent-style-name="Table_20_Contents">
      <style:text-properties officeooo:rsid="001efd87" officeooo:paragraph-rsid="001efd87"/>
    </style:style>
    <style:style style:name="P11" style:family="paragraph" style:parent-style-name="Table_20_Contents">
      <style:text-properties officeooo:rsid="00206ff9" officeooo:paragraph-rsid="00206ff9"/>
    </style:style>
    <style:style style:name="P12" style:family="paragraph" style:parent-style-name="Table_20_Contents">
      <style:text-properties officeooo:rsid="0020dead" officeooo:paragraph-rsid="0020dead"/>
    </style:style>
    <style:style style:name="P13" style:family="paragraph" style:parent-style-name="Table_20_Contents">
      <style:text-properties officeooo:rsid="00222283" officeooo:paragraph-rsid="00222283"/>
    </style:style>
    <style:style style:name="P14" style:family="paragraph" style:parent-style-name="Table_20_Contents">
      <style:text-properties officeooo:rsid="00222283" officeooo:paragraph-rsid="00334f09"/>
    </style:style>
    <style:style style:name="P15" style:family="paragraph" style:parent-style-name="Table_20_Contents">
      <style:text-properties style:text-underline-style="solid" style:text-underline-type="double" style:text-underline-width="auto" style:text-underline-color="font-color" officeooo:rsid="00222283" officeooo:paragraph-rsid="00222283"/>
    </style:style>
    <style:style style:name="P16" style:family="paragraph" style:parent-style-name="Table_20_Contents">
      <style:text-properties style:text-underline-style="none" officeooo:rsid="00222283" officeooo:paragraph-rsid="00222283"/>
    </style:style>
    <style:style style:name="P17" style:family="paragraph" style:parent-style-name="Table_20_Contents">
      <style:text-properties officeooo:rsid="00240dba" officeooo:paragraph-rsid="00240dba"/>
    </style:style>
    <style:style style:name="P18" style:family="paragraph" style:parent-style-name="Table_20_Contents">
      <style:text-properties officeooo:rsid="00240dba" officeooo:paragraph-rsid="002d0a1c"/>
    </style:style>
    <style:style style:name="P19" style:family="paragraph" style:parent-style-name="Table_20_Contents">
      <style:text-properties officeooo:rsid="00345319" officeooo:paragraph-rsid="00345319"/>
    </style:style>
    <style:style style:name="P20" style:family="paragraph" style:parent-style-name="Table_20_Contents">
      <style:text-properties officeooo:rsid="00222283" officeooo:paragraph-rsid="00222283"/>
    </style:style>
    <style:style style:name="P21" style:family="paragraph" style:parent-style-name="Table_20_Contents">
      <style:text-properties officeooo:rsid="00222283" officeooo:paragraph-rsid="00334f09"/>
    </style:style>
    <style:style style:name="T1" style:family="text">
      <style:text-properties officeooo:rsid="001ecb15"/>
    </style:style>
    <style:style style:name="T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  <text:p text:style-name="P4"/>
      <text:p text:style-name="P5">FIRST ITE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ANK0</text:p>
          </table:table-cell>
          <table:table-cell table:style-name="Table1.B1" office:value-type="string">
            <text:p text:style-name="P6">RANK1</text:p>
          </table:table-cell>
        </table:table-row>
        <table:table-row>
          <table:table-cell table:style-name="Table1.A2" office:value-type="string">
            <text:p text:style-name="P6">SOLUTION_INT_R(:, 1, 1)</text:p>
            <text:p text:style-name="P6"><text:s/>4.2003284701736639E-007 <text:s text:c="2"/>3.0708632976118697E-011 <text:s text:c="2"/>1.6683173933724472E-016 <text:s/></text:p>
          </table:table-cell>
          <table:table-cell table:style-name="Table1.B2" office:value-type="string">
            <text:p text:style-name="P6">REMOTE_SOLUTION_INT_R(:, 1)</text:p>
            <text:p text:style-name="P6">4.2003284701736639E-007 <text:s text:c="2"/>3.0708632976118697E-011 <text:s text:c="2"/>1.6683173933724472E-016</text:p>
          </table:table-cell>
        </table:table-row>
        <table:table-row>
          <table:table-cell table:style-name="Table1.A2" office:value-type="string">
            <text:p text:style-name="P9">NFLUX_Y_U(:, 1, 1)</text:p>
            <text:p text:style-name="P9"><text:s/>3.5852046073216881E-007 <text:s text:c="2"/>2.6211457797250527E-011 <text:s text:c="2"/>1.4239979676987851E-016</text:p>
          </table:table-cell>
          <table:table-cell table:style-name="Table1.B2" office:value-type="string">
            <text:p text:style-name="P7">NFLUX_Y_D(:, 1, 0)</text:p>
            <text:p text:style-name="P7">-3.5852046073216881E-007 <text:s/>-2.6211457797250527E-011 <text:s/>-1.4239979676987851E-016</text:p>
          </table:table-cell>
        </table:table-row>
        <table:table-row>
          <table:table-cell table:style-name="Table1.A2" office:value-type="string">
            <text:p text:style-name="P10">NFLUX_Y_U(:, 1, 0)</text:p>
            <text:p text:style-name="P10">8.1447174927862478E-002 <text:s text:c="2"/>6.1021559929783573E-003 <text:s text:c="2"/>2.7645416815917580E-005</text:p>
          </table:table-cell>
          <table:table-cell table:style-name="Table1.B2" office:value-type="string">
            <text:p text:style-name="P8">NFLUX_Y_D(:, 1, <text:span text:style-name="T1">1</text:span>)</text:p>
            <text:p text:style-name="P7">-8.1447174927862478E-002 <text:s/>-6.1021559929783573E-003 <text:s/>-2.7645416815917580E-005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RANK 0</text:p>
          </table:table-cell>
          <table:table-cell table:style-name="Table2.B1" office:value-type="string">
            <text:p text:style-name="P12">RANK 1</text:p>
          </table:table-cell>
        </table:table-row>
        <table:table-row>
          <table:table-cell table:style-name="Table2.A2" office:value-type="string">
            <text:p text:style-name="P11">NFLUX_Y_U(:, 1, 0)</text:p>
          </table:table-cell>
          <table:table-cell table:style-name="Table2.B2" office:value-type="string">
            <text:p text:style-name="P11">NFLUX_Y_D(:, 1, 1)</text:p>
          </table:table-cell>
        </table:table-row>
        <table:table-row>
          <table:table-cell table:style-name="Table2.A2" office:value-type="string">
            <text:p text:style-name="Table_20_Contents">-2.4923957163391793E-002 1.6266442510531793E-003 2.7218291351265196E-003 1.6399222223418438E-004 1.0039021530204794E-005</text:p>
            <text:p text:style-name="Table_20_Contents"/>
            <text:p text:style-name="Table_20_Contents">-2.4857569860229498E-002 1.5982349816819807E-003 2.7171908816263197E-003 1.6340274045115641E-004 1.1296075365542056E-005</text:p>
            <text:p text:style-name="Table_20_Contents"/>
            <text:p text:style-name="Table_20_Contents">-2.4775067731308040E-002 <text:s text:c="2"/>1.5629999615595588E-003 <text:s text:c="2"/>2.7113222504320930E-003 <text:s text:c="2"/>1.6273452458251934E-004 <text:s text:c="2"/>1.2738187050842601E-005</text:p>
          </table:table-cell>
          <table:table-cell table:style-name="Table2.B2" office:value-type="string">
            <text:p text:style-name="Table_20_Contents">2.4923957163391793E-002 <text:s/>-1.6266442510531793E-003 <text:s/>-2.7218291351265196E-003 <text:s/>-1.6399222223418438E-004 <text:s/>-1.0039021530204794E-005</text:p>
            <text:p text:style-name="Table_20_Contents"/>
            <text:p text:style-name="Table_20_Contents">2.4857569860229498E-002 <text:s/>-1.5982349816819807E-003 <text:s/>-2.7171908816263197E-003 <text:s/>-1.6340274045115641E-004 <text:s/>-1.1296075365542056E-005</text:p>
            <text:p text:style-name="Table_20_Contents"/>
            <text:p text:style-name="Table_20_Contents"><text:s/>2.4775067731308040E-002 <text:s/>-1.5629999615595588E-003 <text:s/>-2.7113222504320930E-003 <text:s/>-1.6273452458251934E-004 <text:s/>-1.2738187050842601E-005</text:p>
          </table:table-cell>
        </table:table-row>
        <table:table-row>
          <table:table-cell table:style-name="Table2.A2" office:value-type="string">
            <text:p text:style-name="P13">SOLUTION_INT_R(:, 1, 0)</text:p>
            <text:p text:style-name="P16">-2.9191964951525179E-002 1.9059225031270454E-003 3.1888214485279289E-003 1.9212883942525220E-004 1.1761445319113177E-005</text:p>
            <text:p text:style-name="P16"/>
            <text:p text:style-name="P16">-2.9136107806801127E-002 1.8728973358235130E-003 3.1863556974457549E-003 1.9088223429742556E-004 1.4245218054204430E-005</text:p>
            <text:p text:style-name="P16"/>
            <text:p text:style-name="P16">-2.90667868209971<text:span text:style-name="T2">11</text:span>E-002 <text:s text:c="2"/>1.8318694783849765E-003 <text:s text:c="2"/>3.1832010499493238E-003 <text:s text:c="2"/>1.8939880282073951E-004 <text:s text:c="2"/>1.7198213202800700E-005</text:p>
            <text:p text:style-name="P15"/>
          </table:table-cell>
          <table:table-cell table:style-name="Table2.B2" office:value-type="string">
            <text:p text:style-name="P17">REMOTE_SOLUTION_INT_R(:, 1)</text:p>
            <text:p text:style-name="P17">-2.9191964951525179E-002 1.9059225031270454E-003 3.1888214485279289E-003 1.9212883942525220E-004 1.1761445319113177E-005 </text:p>
            <text:p text:style-name="P17"/>
            <text:p text:style-name="P17">-2.9136107806801127E-002 1.8728973358235130E-003 3.1863556974457549E-003 1.9088223429742556E-004 1.4245218054204430E-005 </text:p>
            <text:p text:style-name="P17"/>
            <text:p text:style-name="P17">-2.90670886123590<text:span text:style-name="T2">16</text:span>E-002 <text:s text:c="2"/>1.8318717663005817E-003 <text:s text:c="2"/>3.1833200415599928E-003 <text:s text:c="2"/>1.8933360332603114E-004 <text:s text:c="2"/><text:span text:style-name="T2">1.725</text:span>1505302922329E-005 </text:p>
          </table:table-cell>
        </table:table-row>
        <table:table-row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<text:s text:c="2"/>5.0551915733006670E-003 <text:s text:c="2"/>2.2902213164642295E-005 3</text:p>
          </table:table-cell>
          <table:table-cell table:style-name="Table2.B2" office:value-type="string">
            <text:p text:style-name="P17"><text:s/>6.7473450230233739E-002 <text:s text:c="2"/>5.0551915732054862E-003 <text:s text:c="2"/>2.2902213163308878E-005 <text:s text:c="2"/>0.0000000000000000 <text:s text:c="7"/>0.0000000000000000 <text:s text:c="5"/>2</text:p>
            <text:p text:style-name="P17"><text:s text:c="3"/>6.7473450230233739E-002 <text:s text:c="2"/>5.0551915732054862E-003 <text:s text:c="2"/>2.2902213163308878E-005 <text:s text:c="2"/>0.0000000000000000 <text:s text:c="7"/>0.0000000000000000 <text:s text:c="5"/><text:soft-page-break/>3</text:p>
          </table:table-cell>
        </table:table-row>
        <table:table-row table:style-name="Table2.6">
          <table:table-cell table:style-name="Table2.A2" office:value-type="string">
            <text:p text:style-name="P13">0.45530863669447280 </text:p>
          </table:table-cell>
          <table:table-cell table:style-name="Table2.B2" office:value-type="string">
            <text:p text:style-name="P17">0.45530863669417154 </text:p>
            <text:p text:style-name="P17"><text:s/>0.45530863669417165</text:p>
            <text:p text:style-name="P17">0.45530863669417165 <text:s text:c="2"/></text:p>
          </table:table-cell>
        </table:table-row>
        <table:table-row table:style-name="Table2.6">
          <table:table-cell table:style-name="Table2.A2" office:value-type="string">
            <text:p text:style-name="P13">6.7473450230447818E-002 5.0551915733006670E-003 2.2902213164642295E-005 2</text:p>
            <text:p text:style-name="P13"/>
            <text:p text:style-name="P13"><text:s text:c="3"/>6.7473450230447818E-002 5.0551915733006670E-003 2.2902213164642295E-005 3</text:p>
            <text:p text:style-name="P13"/>
            <text:p text:style-name="P13"/>
            <text:p text:style-name="P13"/>
            <text:p text:style-name="P13"/>
            <text:p text:style-name="P13"/>
            <text:p text:style-name="P13">6.7338668155264417E-002 5.0657192038195365E-003 2.3146003238461957E-005 2</text:p>
            <text:p text:style-name="P13"/>
            <text:p text:style-name="P13"><text:s text:c="3"/>6.7491993194239541E-002 <text:s text:c="2"/>5.0785473022773231E-003 <text:s text:c="2"/>9.4541620845909115E-006 3</text:p>
          </table:table-cell>
          <table:table-cell table:style-name="Table2.B2" office:value-type="string">
            <text:p text:style-name="P17">6.7473450230478016E-002 <text:s text:c="2"/>5.0551915732766142E-003 <text:s text:c="2"/>2.2902213164344502E-005 <text:s text:c="2"/>0.0000000000000000 <text:s text:c="7"/>0.0000000000000000 <text:s text:c="5"/>2</text:p>
            <text:p text:style-name="P18"><text:s text:c="3"/></text:p>
            <text:p text:style-name="P18">6.7473450230478016E-002 5.0551915732766142E-003 2.2902213164344502E-005 0.0000000000000000 0.0000000000000000 3</text:p>
            <text:p text:style-name="P18"/>
            <text:p text:style-name="P18"><text:s/>6.7342750183150737E-002 <text:s text:c="2"/>5.0566642624993545E-003 <text:s text:c="2"/>5.5283740566751985E-005 <text:s text:c="2"/>0.0000000000000000 <text:s text:c="7"/>0.0000000000000000 <text:s text:c="5"/>2</text:p>
            <text:p text:style-name="P18"><text:s text:c="3"/>6.7493009464042381E-002 <text:s text:c="2"/>5.0762929660615281E-003 <text:s text:c="2"/>1.7455237078615177E-005 <text:s text:c="2"/>0.0000000000000000 <text:s text:c="7"/>0.0000000000000000 <text:s text:c="5"/>3</text:p>
          </table:table-cell>
        </table:table-row>
        <table:table-row table:style-name="Table2.6">
          <table:table-cell table:style-name="Table2.A2" office:value-type="string">
            <text:p text:style-name="P13">-0.90028197936235033 <text:s text:c="5"/>-0.10619746637877960 <text:s text:c="6"/>-9.6790117002055088E-004</text:p>
          </table:table-cell>
          <table:table-cell table:style-name="Table2.B2" office:value-type="string">
            <text:p text:style-name="P17"><text:s/>-0.90028197936215004 <text:s text:c="5"/>-0.10619746637842038 <text:s text:c="6"/>-9.6790117001052602E-004 <text:s text:c="2"/>0.0000000000000000 <text:s text:c="7"/>0.0000000000000000 <text:s text:c="2"/></text:p>
          </table:table-cell>
        </table:table-row>
        <table:table-row table:style-name="Table2.6">
          <table:table-cell table:style-name="Table2.A2" office:value-type="string">
            <text:p text:style-name="P13">4.3286979658150564 </text:p>
            <text:p text:style-name="P13">4.3288303091818277 <text:s text:c="4"/></text:p>
            <text:p text:style-name="P13"><text:s text:c="3"/>4.3289890102283914</text:p>
          </table:table-cell>
          <table:table-cell table:style-name="Table2.B2" office:value-type="string">
            <text:p text:style-name="P17">4.3286979658136948 </text:p>
            <text:p text:style-name="P17">4.3288020356601917 <text:s text:c="4"/></text:p>
            <text:p text:style-name="P17"><text:s text:c="3"/>4.3289254936868700 <text:s/></text:p>
          </table:table-cell>
        </table:table-row>
        <table:table-row table:style-name="Table2.6">
          <table:table-cell table:style-name="Table2.A2" office:value-type="string">
            <text:p text:style-name="P13">0.65511678056868694 4.0358299944388824E-002 1.8049430766818432E-004</text:p>
            <text:p text:style-name="P13"/>
            <text:p text:style-name="P13"/>
            <text:p text:style-name="P13"/>
            <text:p text:style-name="P19">0.65550710987076932 <text:s text:c="7"/>4.0528008889907825E-002 <text:s text:c="2"/>6.7924873247570590E-005</text:p>
          </table:table-cell>
          <table:table-cell table:style-name="Table2.B2" office:value-type="string">
            <text:p text:style-name="P14"><text:s/>0.65511678056833034 </text:p>
            <text:p text:style-name="P14">4.0358299944192197E-002 1.8049430766583512E-004 0.0000000000000000 <text:s text:c="7"/>0.0000000000000000 <text:s text:c="4"/></text:p>
            <text:p text:style-name="P13"/>
            <text:p text:style-name="P13">0.65550710987041294 <text:s text:c="7"/>4.0495429633046344E-002 <text:s text:c="2"/>6.5484010881437975E-005 <text:s/></text:p>
          </table:table-cell>
        </table:table-row>
        <table:table-row table:style-name="Table2.6">
          <table:table-cell table:style-name="Table2.A2" office:value-type="string">
            <text:p text:style-name="P13"><text:s/>2.9700807444946224E-007 2.1714282618612539E-011 1.1796785420406379E-016</text:p>
            <text:p text:style-name="P13"/>
            <text:p text:style-name="P13">8.2978600861163502E-006 <text:s/>-2.2541202589507828E-006 <text:s text:c="2"/><text:soft-page-break/>1.0161496894325829E-006</text:p>
            <text:p text:style-name="P13"/>
            <text:p text:style-name="P13">1.8208372709211600E-005 <text:s/>-5.0382549498405528E-006 <text:s text:c="2"/>2.2630248712402773E-006</text:p>
          </table:table-cell>
          <table:table-cell table:style-name="Table2.B2" office:value-type="string">
            <text:p text:style-name="P14">6.7473450230478016E-002 <text:s text:c="2"/>5.0551915732766142E-003 <text:s text:c="2"/>2.2902213164344502E-005</text:p>
          </table:table-cell>
        </table:table-row>
        <table:table-row table:style-name="Table2.6">
          <table:table-cell table:style-name="Table2.A2" office:value-type="string">
            <text:p text:style-name="P13">2.9700807444946224E-007 <text:s text:c="2"/>2.1714282618612539E-011 <text:s text:c="2"/>1.1796785420406379E-016</text:p>
          </table:table-cell>
          <table:table-cell table:style-name="Table2.B2" office:value-type="string">
            <text:p text:style-name="P14">2.9700807444946224E-007 <text:s text:c="2"/>2.1714282618612539E-011 <text:s text:c="2"/>1.1796785420406379E-016</text:p>
          </table:table-cell>
        </table:table-row>
        <table:table-row table:style-name="Table2.6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4">-3.5852046073515491E-007 <text:s/>-2.6211457797528382E-011 <text:s/>-1.4239979677175136E-016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1-18T22:24:52.470123815</dc:date>
    <meta:editing-duration>PT6H16M32S</meta:editing-duration>
    <meta:editing-cycles>42</meta:editing-cycles>
    <meta:document-statistic meta:table-count="2" meta:image-count="0" meta:object-count="0" meta:page-count="4" meta:paragraph-count="85" meta:word-count="286" meta:character-count="5740" meta:non-whitespace-character-count="5039"/>
  </office:meta>
</office:document-meta>
</file>